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3638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2118in"/>
    </style:style>
    <style:style style:name="co6" style:family="table-column">
      <style:table-column-properties fo:break-before="auto" style:column-width="0.9016in"/>
    </style:style>
    <style:style style:name="co7" style:family="table-column">
      <style:table-column-properties fo:break-before="auto" style:column-width="2.3661in"/>
    </style:style>
    <style:style style:name="co8" style:family="table-column">
      <style:table-column-properties fo:break-before="auto" style:column-width="2.6744in"/>
    </style:style>
    <style:style style:name="co9" style:family="table-column">
      <style:table-column-properties fo:break-before="auto" style:column-width="3.9846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0.6701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1.7492in"/>
    </style:style>
    <style:style style:name="co14" style:family="table-column">
      <style:table-column-properties fo:break-before="auto" style:column-width="1.1327in"/>
    </style:style>
    <style:style style:name="co15" style:family="table-column">
      <style:table-column-properties fo:break-before="auto" style:column-width="0.7035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fo:background-color="#e8e4dc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cffff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 style:data-style-name="N1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ackground-color="#ccffff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33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33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3">
      <style:table-cell-properties fo:background-color="#ccffff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ccffff" fo:wrap-option="wrap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3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9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34" table:default-cell-style-name="ce4"/>
        <table:table-column table:style-name="co15" table:number-columns-repeated="16127" table:default-cell-style-name="Default"/>
        <table:table-row table:style-name="ro1">
          <table:table-cell table:style-name="ce1" office:value-type="string" calcext:value-type="string">
            <text:p>Exportación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eticion</text:p>
          </table:table-cell>
          <table:table-cell table:style-name="ce14" office:value-type="string" calcext:value-type="string">
            <text:p>F.Registro</text:p>
          </table:table-cell>
          <table:table-cell table:style-name="ce1" office:value-type="string" calcext:value-type="string">
            <text:p>CIPA</text:p>
          </table:table-cell>
          <table:table-cell table:style-name="ce1" office:value-type="string" calcext:value-type="string">
            <text:p>NHC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F.Nacimiento</text:p>
          </table:table-cell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TipoMuestra</text:p>
          </table:table-cell>
          <table:table-cell table:style-name="ce1" office:value-type="string" calcext:value-type="string">
            <text:p>Cod.Prueba</text:p>
          </table:table-cell>
          <table:table-cell table:style-name="ce1" office:value-type="string" calcext:value-type="string">
            <text:p>Nombre Prueba</text:p>
          </table:table-cell>
          <table:table-cell table:style-name="ce1" office:value-type="string" calcext:value-type="string">
            <text:p>Cod.Tecnica</text:p>
          </table:table-cell>
          <table:table-cell table:style-name="ce1" office:value-type="string" calcext:value-type="string">
            <text:p>Nombre Tecnica</text:p>
          </table:table-cell>
          <table:table-cell table:style-name="ce1" office:value-type="string" calcext:value-type="string">
            <text:p>TipoPrueba</text:p>
          </table:table-cell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SubProceso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ResultadoLargo</text:p>
          </table:table-cell>
          <table:table-cell table:style-name="ce1" office:value-type="string" calcext:value-type="string">
            <text:p>Validado</text:p>
          </table:table-cell>
          <table:table-cell table:style-name="ce1" office:value-type="string" calcext:value-type="string">
            <text:p>Arbol</text:p>
          </table:table-cell>
          <table:table-cell table:style-name="ce1" office:value-type="string" calcext:value-type="string">
            <text:p>Detectado_Run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2" office:value-type="string" calcext:value-type="string">
            <text:p>Prueb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Aprobado - 04.10.2024 11:30:2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510" calcext:value-type="float">
            <text:p>951510</text:p>
          </table:table-cell>
          <table:table-cell table:style-name="ce3" office:value-type="string" calcext:value-type="string">
            <text:p>Motivo del estudio: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1515" calcext:value-type="float">
            <text:p>951515</text:p>
          </table:table-cell>
          <table:table-cell table:style-name="ce2" office:value-type="string" calcext:value-type="string">
            <text:p>Estudio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10220" calcext:value-type="float">
            <text:p>910220</text:p>
          </table:table-cell>
          <table:table-cell table:style-name="ce3" office:value-type="string" calcext:value-type="string">
            <text:p>Resultado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10221" calcext:value-type="float">
            <text:p>910221</text:p>
          </table:table-cell>
          <table:table-cell table:style-name="ce2" office:value-type="string" calcext:value-type="string">
            <text:p>Conclusión y recomendacione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10222" calcext:value-type="float">
            <text:p>910222</text:p>
          </table:table-cell>
          <table:table-cell table:style-name="ce3" office:value-type="string" calcext:value-type="string">
            <text:p>Interpretación de resultado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10223" calcext:value-type="float">
            <text:p>910223</text:p>
          </table:table-cell>
          <table:table-cell table:style-name="ce2" office:value-type="string" calcext:value-type="string">
            <text:p>Método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10224" calcext:value-type="float">
            <text:p>910224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10226" calcext:value-type="float">
            <text:p>910226</text:p>
          </table:table-cell>
          <table:table-cell table:style-name="ce2" office:value-type="string" calcext:value-type="string">
            <text:p>Anexos NG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10240" calcext:value-type="float">
            <text:p>910240</text:p>
          </table:table-cell>
          <table:table-cell table:style-name="ce3" office:value-type="string" calcext:value-type="string">
            <text:p>Firmado por: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10240" calcext:value-type="float">
            <text:p>910240</text:p>
          </table:table-cell>
          <table:table-cell table:style-name="ce2" office:value-type="string" calcext:value-type="string">
            <text:p>Firmado por: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0917" calcext:value-type="float">
            <text:p>950917</text:p>
          </table:table-cell>
          <table:table-cell table:style-name="ce3" office:value-type="string" calcext:value-type="string">
            <text:p>Codigo Terciario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DER 84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00015" calcext:value-type="float">
            <text:p>900015</text:p>
          </table:table-cell>
          <table:table-cell table:style-name="ce2" office:value-type="string" calcext:value-type="string">
            <text:p>Concentración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26.1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1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00030" calcext:value-type="float">
            <text:p>900030</text:p>
          </table:table-cell>
          <table:table-cell table:style-name="ce3" office:value-type="string" calcext:value-type="string">
            <text:p>Pureza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.99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1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00125" calcext:value-type="float">
            <text:p>900125</text:p>
          </table:table-cell>
          <table:table-cell table:style-name="ce2" office:value-type="string" calcext:value-type="string">
            <text:p>Profundidad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200X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1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30095" calcext:value-type="float">
            <text:p>930095</text:p>
          </table:table-cell>
          <table:table-cell table:style-name="ce3" office:value-type="string" calcext:value-type="string">
            <text:p>Comentarios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00x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 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00095" calcext:value-type="float">
            <text:p>900095</text:p>
          </table:table-cell>
          <table:table-cell table:style-name="ce3" office:value-type="string" calcext:value-type="string">
            <text:p>Versión del pane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V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00105" calcext:value-type="float">
            <text:p>900105</text:p>
          </table:table-cell>
          <table:table-cell table:style-name="ce2" office:value-type="string" calcext:value-type="string">
            <text:p>QC librería POST-CAPTUR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87.6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2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G1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2.1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/Exomas_Clinica/241021_Exomas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Exoma-V2---Run1111111-D-END1-11…</text:p>
          </table:table-cell>
          <table:table-cell table:style-name="ce3" office:value-type="string" calcext:value-type="string">
            <text:p>NovaSeq6000-Exoma-V2---Run1111111-D-END1-111_S69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0851" calcext:value-type="float">
            <text:p>950851</text:p>
          </table:table-cell>
          <table:table-cell table:style-name="ce2" office:value-type="string" calcext:value-type="string">
            <text:p>Documento de calidad - germinal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00050" calcext:value-type="float">
            <text:p>900050</text:p>
          </table:table-cell>
          <table:table-cell table:style-name="ce3" office:value-type="string" calcext:value-type="string">
            <text:p>Análisis-PipeLine 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Germinal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5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62.49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6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6.26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6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3083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6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23232574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6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,70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6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4,40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6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7,28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6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8,00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6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2005-06-07" calcext:value-type="date">
            <text:p>7/06/2005 0:00:00</text:p>
          </table:table-cell>
          <table:table-cell table:style-name="ce2" office:value-type="string" calcext:value-type="string">
            <text:p>Endocrinología-2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910150" calcext:value-type="float">
            <text:p>910150</text:p>
          </table:table-cell>
          <table:table-cell table:style-name="ce2" office:value-type="string" calcext:value-type="string">
            <text:p>Neurofibromatosis tipo 2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3.12. 3. 6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05-06-07" calcext:value-type="date">
            <text:p>7/06/2005 0:00:00</text:p>
          </table:table-cell>
          <table:table-cell table:style-name="ce3" office:value-type="string" calcext:value-type="string">
            <text:p>Endocrinología-2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910150" calcext:value-type="float">
            <text:p>910150</text:p>
          </table:table-cell>
          <table:table-cell table:style-name="ce3" office:value-type="string" calcext:value-type="string">
            <text:p>Neurofibromatosis tipo 2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3.12. 3. 6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2" office:value-type="string" calcext:value-type="string">
            <text:p>Prueb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Aprobado - 03.10.2024 17:15:34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510" calcext:value-type="float">
            <text:p>951510</text:p>
          </table:table-cell>
          <table:table-cell table:style-name="ce3" office:value-type="string" calcext:value-type="string">
            <text:p>Motivo del estudio: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515" calcext:value-type="float">
            <text:p>951515</text:p>
          </table:table-cell>
          <table:table-cell table:style-name="ce2" office:value-type="string" calcext:value-type="string">
            <text:p>Estudio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850220" calcext:value-type="float">
            <text:p>850220</text:p>
          </table:table-cell>
          <table:table-cell table:style-name="ce3" office:value-type="string" calcext:value-type="string">
            <text:p>Resultado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850221" calcext:value-type="float">
            <text:p>850221</text:p>
          </table:table-cell>
          <table:table-cell table:style-name="ce2" office:value-type="string" calcext:value-type="string">
            <text:p>Conclusión y recomendacione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850222" calcext:value-type="float">
            <text:p>850222</text:p>
          </table:table-cell>
          <table:table-cell table:style-name="ce3" office:value-type="string" calcext:value-type="string">
            <text:p>Interpretación de resultado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850223" calcext:value-type="float">
            <text:p>850223</text:p>
          </table:table-cell>
          <table:table-cell table:style-name="ce2" office:value-type="string" calcext:value-type="string">
            <text:p>Método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850224" calcext:value-type="float">
            <text:p>850224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850226" calcext:value-type="float">
            <text:p>850226</text:p>
          </table:table-cell>
          <table:table-cell table:style-name="ce2" office:value-type="string" calcext:value-type="string">
            <text:p>Anexos NG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850240" calcext:value-type="float">
            <text:p>850240</text:p>
          </table:table-cell>
          <table:table-cell table:style-name="ce3" office:value-type="string" calcext:value-type="string">
            <text:p>Firmado por: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917" calcext:value-type="float">
            <text:p>950917</text:p>
          </table:table-cell>
          <table:table-cell table:style-name="ce2" office:value-type="string" calcext:value-type="string">
            <text:p>Codigo Terciario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DIS616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00015" calcext:value-type="float">
            <text:p>900015</text:p>
          </table:table-cell>
          <table:table-cell table:style-name="ce3" office:value-type="string" calcext:value-type="string">
            <text:p>Concentración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6.28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1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00030" calcext:value-type="float">
            <text:p>900030</text:p>
          </table:table-cell>
          <table:table-cell table:style-name="ce2" office:value-type="string" calcext:value-type="string">
            <text:p>Pureza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.99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1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00125" calcext:value-type="float">
            <text:p>900125</text:p>
          </table:table-cell>
          <table:table-cell table:style-name="ce3" office:value-type="string" calcext:value-type="string">
            <text:p>Profundidad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00X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00035" calcext:value-type="float">
            <text:p>900035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P4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2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00045" calcext:value-type="float">
            <text:p>900045</text:p>
          </table:table-cell>
          <table:table-cell table:style-name="ce3" office:value-type="string" calcext:value-type="string">
            <text:p>Secuenciador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NovaSeq6000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2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00095" calcext:value-type="float">
            <text:p>900095</text:p>
          </table:table-cell>
          <table:table-cell table:style-name="ce2" office:value-type="string" calcext:value-type="string">
            <text:p>Versión del pane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16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2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H06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2.1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120" calcext:value-type="float">
            <text:p>951120</text:p>
          </table:table-cell>
          <table:table-cell table:style-name="ce2" office:value-type="string" calcext:value-type="string">
            <text:p>NGS DE</text:p>
          </table:table-cell>
          <table:table-cell table:style-name="ce2" office:value-type="string" calcext:value-type="string">
            <text:p>Panel/Input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displasias_v1-v1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907" calcext:value-type="float">
            <text:p>950907</text:p>
          </table:table-cell>
          <table:table-cell table:style-name="ce3" office:value-type="string" calcext:value-type="string">
            <text:p>Ruta Fichero - germinal</text:p>
          </table:table-cell>
          <table:table-cell table:style-name="ce3" office:value-type="string" calcext:value-type="string">
            <text:p>Ruta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/panel_DE/24_DE-v1.1New-P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909" calcext:value-type="float">
            <text:p>950909</text:p>
          </table:table-cell>
          <table:table-cell table:style-name="ce2" office:value-type="string" calcext:value-type="string">
            <text:p>Ruta Fichero - zonas problemáticas</text:p>
          </table:table-cell>
          <table:table-cell table:style-name="ce2" office:value-type="string" calcext:value-type="string">
            <text:p>Ruta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/panel_DE/24_DE-v1.1New-P1New-P/a-11-0_DE-...</text:p>
          </table:table-cell>
          <table:table-cell table:style-name="ce2" office:value-type="string" calcext:value-type="string">
            <text:p>/panel_DE/24_DE-v1.1New-P1New-P/a-11-0_DE-Reg_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DE-V1—P-Run24-DIS-END-1…</text:p>
          </table:table-cell>
          <table:table-cell table:style-name="ce3" office:value-type="string" calcext:value-type="string">
            <text:p>NovaSeq6000-DE-V1—P-Run24-DIS-END-1-1-10_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51" calcext:value-type="float">
            <text:p>950851</text:p>
          </table:table-cell>
          <table:table-cell table:style-name="ce2" office:value-type="string" calcext:value-type="string">
            <text:p>Documento de calidad - germinal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4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525" calcext:value-type="float">
            <text:p>951525</text:p>
          </table:table-cell>
          <table:table-cell table:style-name="ce3" office:value-type="string" calcext:value-type="string">
            <text:p>Ventana (Panel: DE)</text:p>
          </table:table-cell>
          <table:table-cell table:style-name="ce3" office:value-type="string" calcext:value-type="string">
            <text:p>Agrupador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displasias_v1-v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00050" calcext:value-type="float">
            <text:p>900050</text:p>
          </table:table-cell>
          <table:table-cell table:style-name="ce2" office:value-type="string" calcext:value-type="string">
            <text:p>Análisis-PipeLine 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Germinal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5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865" calcext:value-type="float">
            <text:p>950865</text:p>
          </table:table-cell>
          <table:table-cell table:style-name="ce3" office:value-type="string" calcext:value-type="string">
            <text:p>Variante GEN 1</text:p>
          </table:table-cell>
          <table:table-cell table:style-name="ce3" office:value-type="string" calcext:value-type="string">
            <text:p>Variante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COL1A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5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755" calcext:value-type="float">
            <text:p>950755</text:p>
          </table:table-cell>
          <table:table-cell table:style-name="ce2" office:value-type="string" calcext:value-type="string">
            <text:p>Variante gDNA (hg19)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g19:17:g.48276657A&gt;T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5. 4. 1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765" calcext:value-type="float">
            <text:p>950765</text:p>
          </table:table-cell>
          <table:table-cell table:style-name="ce3" office:value-type="string" calcext:value-type="string">
            <text:p>Gen (HGNC):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COL1A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5. 4. 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775" calcext:value-type="float">
            <text:p>950775</text:p>
          </table:table-cell>
          <table:table-cell table:style-name="ce2" office:value-type="string" calcext:value-type="string">
            <text:p>Exón/ fragmento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5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5. 4. 1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780" calcext:value-type="float">
            <text:p>950780</text:p>
          </table:table-cell>
          <table:table-cell table:style-name="ce3" office:value-type="string" calcext:value-type="string">
            <text:p>Variante cDNA: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M_000088.4:c.401T&gt;A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5. 4. 1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00" calcext:value-type="float">
            <text:p>950800</text:p>
          </table:table-cell>
          <table:table-cell table:style-name="ce2" office:value-type="string" calcext:value-type="string">
            <text:p>Variante aminoácido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.(Ile134Asn)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5. 4. 1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805" calcext:value-type="float">
            <text:p>950805</text:p>
          </table:table-cell>
          <table:table-cell table:style-name="ce3" office:value-type="string" calcext:value-type="string">
            <text:p>Profundidad (ref:alt):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49:36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5. 4. 1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10" calcext:value-type="float">
            <text:p>950810</text:p>
          </table:table-cell>
          <table:table-cell table:style-name="ce2" office:value-type="string" calcext:value-type="string">
            <text:p>Cigosidad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eterocigosis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5. 4. 1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815" calcext:value-type="float">
            <text:p>950815</text:p>
          </table:table-cell>
          <table:table-cell table:style-name="ce3" office:value-type="string" calcext:value-type="string">
            <text:p>Origen parental: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Desconocido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5. 4. 1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20" calcext:value-type="float">
            <text:p>950820</text:p>
          </table:table-cell>
          <table:table-cell table:style-name="ce2" office:value-type="string" calcext:value-type="string">
            <text:p>Clasificación ACMG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Significado incierto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5. 4. 1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00050" calcext:value-type="float">
            <text:p>900050</text:p>
          </table:table-cell>
          <table:table-cell table:style-name="ce3" office:value-type="string" calcext:value-type="string">
            <text:p>Análisis-PipeLine 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Zonas problemáticas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6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30" calcext:value-type="float">
            <text:p>950830</text:p>
          </table:table-cell>
          <table:table-cell table:style-name="ce2" office:value-type="string" calcext:value-type="string">
            <text:p>nº de genes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33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6. 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835" calcext:value-type="float">
            <text:p>950835</text:p>
          </table:table-cell>
          <table:table-cell table:style-name="ce3" office:value-type="string" calcext:value-type="string">
            <text:p>Profundidad media: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80X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6. 3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40" calcext:value-type="float">
            <text:p>950840</text:p>
          </table:table-cell>
          <table:table-cell table:style-name="ce2" office:value-type="string" calcext:value-type="string">
            <text:p>pb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2308647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6. 3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0845" calcext:value-type="float">
            <text:p>950845</text:p>
          </table:table-cell>
          <table:table-cell table:style-name="ce3" office:value-type="string" calcext:value-type="string">
            <text:p>pb &gt;=20X: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2286623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6. 3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0850" calcext:value-type="float">
            <text:p>950850</text:p>
          </table:table-cell>
          <table:table-cell table:style-name="ce2" office:value-type="string" calcext:value-type="string">
            <text:p>pb &gt;=20X (%):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05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6. 3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79.5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7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295" calcext:value-type="float">
            <text:p>951295</text:p>
          </table:table-cell>
          <table:table-cell table:style-name="ce2" office:value-type="string" calcext:value-type="string">
            <text:p>%bp &gt;= 20x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8.97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7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3554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7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519682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7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,65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7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1,86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7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8,54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7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0,59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7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3" office:value-type="string" calcext:value-type="string">
            <text:p>Endocrinología-5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50015" calcext:value-type="float">
            <text:p>850015</text:p>
          </table:table-cell>
          <table:table-cell table:style-name="ce3" office:value-type="string" calcext:value-type="string">
            <text:p>Displasias esqueléticas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2. 3. 7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55" calcext:value-type="float">
            <text:p>555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 <text:s text:c="2"/></text:p>
          </table:table-cell>
          <table:table-cell table:style-name="ce15" office:value-type="date" office:date-value="1900-02-02" calcext:value-type="date">
            <text:p>2/02/1900 0:00:00</text:p>
          </table:table-cell>
          <table:table-cell table:style-name="ce2" office:value-type="string" calcext:value-type="string">
            <text:p>Endocrinología-5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50015" calcext:value-type="float">
            <text:p>850015</text:p>
          </table:table-cell>
          <table:table-cell table:style-name="ce2" office:value-type="string" calcext:value-type="string">
            <text:p>Displasias esqueléticas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2. 3. 7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3" office:value-type="string" calcext:value-type="string">
            <text:p>Prueb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Aprobado - 04.10.2024 12:27:2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2" office:value-type="string" calcext:value-type="string">
            <text:p>Prueb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Aprobado - 04.10.2024 12:27:2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3" office:value-type="string" calcext:value-type="string">
            <text:p>Prueb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Aprobado - 04.10.2024 12:27:2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15" calcext:value-type="float">
            <text:p>900015</text:p>
          </table:table-cell>
          <table:table-cell table:style-name="ce2" office:value-type="string" calcext:value-type="string">
            <text:p>Concentración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26.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1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15" calcext:value-type="float">
            <text:p>900015</text:p>
          </table:table-cell>
          <table:table-cell table:style-name="ce3" office:value-type="string" calcext:value-type="string">
            <text:p>Concentración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6.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1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15" calcext:value-type="float">
            <text:p>900015</text:p>
          </table:table-cell>
          <table:table-cell table:style-name="ce2" office:value-type="string" calcext:value-type="string">
            <text:p>Concentración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26.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1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25" calcext:value-type="float">
            <text:p>900125</text:p>
          </table:table-cell>
          <table:table-cell table:style-name="ce3" office:value-type="string" calcext:value-type="string">
            <text:p>Profundidad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000X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125" calcext:value-type="float">
            <text:p>900125</text:p>
          </table:table-cell>
          <table:table-cell table:style-name="ce2" office:value-type="string" calcext:value-type="string">
            <text:p>Profundidad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000X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1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25" calcext:value-type="float">
            <text:p>900125</text:p>
          </table:table-cell>
          <table:table-cell table:style-name="ce3" office:value-type="string" calcext:value-type="string">
            <text:p>Profundidad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000X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30095" calcext:value-type="float">
            <text:p>930095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000x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30095" calcext:value-type="float">
            <text:p>930095</text:p>
          </table:table-cell>
          <table:table-cell table:style-name="ce3" office:value-type="string" calcext:value-type="string">
            <text:p>Comentarios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000x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30095" calcext:value-type="float">
            <text:p>930095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000x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35" calcext:value-type="float">
            <text:p>900035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P4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35" calcext:value-type="float">
            <text:p>900035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P4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2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35" calcext:value-type="float">
            <text:p>900035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P4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45" calcext:value-type="float">
            <text:p>900045</text:p>
          </table:table-cell>
          <table:table-cell table:style-name="ce3" office:value-type="string" calcext:value-type="string">
            <text:p>Secuenciador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NovaSeq600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2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H04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60" calcext:value-type="float">
            <text:p>900060</text:p>
          </table:table-cell>
          <table:table-cell table:style-name="ce2" office:value-type="string" calcext:value-type="string">
            <text:p>Posición index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H04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2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H04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95" calcext:value-type="float">
            <text:p>900095</text:p>
          </table:table-cell>
          <table:table-cell table:style-name="ce2" office:value-type="string" calcext:value-type="string">
            <text:p>Versión del pane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2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95" calcext:value-type="float">
            <text:p>900095</text:p>
          </table:table-cell>
          <table:table-cell table:style-name="ce3" office:value-type="string" calcext:value-type="string">
            <text:p>Versión del pane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V6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2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95" calcext:value-type="float">
            <text:p>900095</text:p>
          </table:table-cell>
          <table:table-cell table:style-name="ce2" office:value-type="string" calcext:value-type="string">
            <text:p>Versión del pane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2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7" calcext:value-type="float">
            <text:p>950907</text:p>
          </table:table-cell>
          <table:table-cell table:style-name="ce3" office:value-type="string" calcext:value-type="string">
            <text:p>Ruta Fichero - germinal</text:p>
          </table:table-cell>
          <table:table-cell table:style-name="ce3" office:value-type="string" calcext:value-type="string">
            <text:p>Ruta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/panel_M/11_M-v6.1New-P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/panel_M/11_M-v6.1New-P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7" calcext:value-type="float">
            <text:p>950907</text:p>
          </table:table-cell>
          <table:table-cell table:style-name="ce3" office:value-type="string" calcext:value-type="string">
            <text:p>Ruta Fichero - germinal</text:p>
          </table:table-cell>
          <table:table-cell table:style-name="ce3" office:value-type="string" calcext:value-type="string">
            <text:p>Ruta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/panel_M/11_M-v6.1New-P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8" calcext:value-type="float">
            <text:p>950908</text:p>
          </table:table-cell>
          <table:table-cell table:style-name="ce2" office:value-type="string" calcext:value-type="string">
            <text:p>Ruta Fichero - mosaicos</text:p>
          </table:table-cell>
          <table:table-cell table:style-name="ce2" office:value-type="string" calcext:value-type="string">
            <text:p>Ruta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mosaicos/11_M-v61-1New-P1_sa...</text:p>
          </table:table-cell>
          <table:table-cell table:style-name="ce2" office:value-type="string" calcext:value-type="string">
            <text:p>panel_M/mosaicos/11_M-v61-1New-P1_samp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8" calcext:value-type="float">
            <text:p>950908</text:p>
          </table:table-cell>
          <table:table-cell table:style-name="ce3" office:value-type="string" calcext:value-type="string">
            <text:p>Ruta Fichero - mosaicos</text:p>
          </table:table-cell>
          <table:table-cell table:style-name="ce3" office:value-type="string" calcext:value-type="string">
            <text:p>Ruta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2" office:value-type="string" calcext:value-type="string">
            <text:p>panel_M/mosaicos/11_M-v61-1New-P1_sa...</text:p>
          </table:table-cell>
          <table:table-cell table:style-name="ce2" office:value-type="string" calcext:value-type="string">
            <text:p>panel_M/mosaicos/11_M-v61-1New-P1_sample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8" calcext:value-type="float">
            <text:p>950908</text:p>
          </table:table-cell>
          <table:table-cell table:style-name="ce2" office:value-type="string" calcext:value-type="string">
            <text:p>Ruta Fichero - mosaicos</text:p>
          </table:table-cell>
          <table:table-cell table:style-name="ce2" office:value-type="string" calcext:value-type="string">
            <text:p>Ruta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mosaicos/11_M-v61-1New-P1_sa...</text:p>
          </table:table-cell>
          <table:table-cell table:style-name="ce2" office:value-type="string" calcext:value-type="string">
            <text:p>panel_M/mosaicos/11_M-v61-1New-P1_samp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0" calcext:value-type="float">
            <text:p>951640</text:p>
          </table:table-cell>
          <table:table-cell table:style-name="ce2" office:value-type="string" calcext:value-type="string">
            <text:p>Sample ID NGS - germinal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2" office:value-type="string" calcext:value-type="string">
            <text:p>NovaSeq6000-M-V1—P1-Run11—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1" calcext:value-type="float">
            <text:p>950851</text:p>
          </table:table-cell>
          <table:table-cell table:style-name="ce2" office:value-type="string" calcext:value-type="string">
            <text:p>Documento de calidad - germinal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5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1" calcext:value-type="float">
            <text:p>950851</text:p>
          </table:table-cell>
          <table:table-cell table:style-name="ce3" office:value-type="string" calcext:value-type="string">
            <text:p>Documento de calidad - germinal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5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1" calcext:value-type="float">
            <text:p>950851</text:p>
          </table:table-cell>
          <table:table-cell table:style-name="ce2" office:value-type="string" calcext:value-type="string">
            <text:p>Documento de calidad - germinal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5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2" calcext:value-type="float">
            <text:p>950852</text:p>
          </table:table-cell>
          <table:table-cell table:style-name="ce3" office:value-type="string" calcext:value-type="string">
            <text:p>Documento de calidad - mosaicos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6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2" calcext:value-type="float">
            <text:p>950852</text:p>
          </table:table-cell>
          <table:table-cell table:style-name="ce2" office:value-type="string" calcext:value-type="string">
            <text:p>Documento de calidad - mosaicos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6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2" calcext:value-type="float">
            <text:p>950852</text:p>
          </table:table-cell>
          <table:table-cell table:style-name="ce3" office:value-type="string" calcext:value-type="string">
            <text:p>Documento de calidad - mosaicos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6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400" calcext:value-type="float">
            <text:p>951400</text:p>
          </table:table-cell>
          <table:table-cell table:style-name="ce2" office:value-type="string" calcext:value-type="string">
            <text:p>Muestra duplicada no reportada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7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400" calcext:value-type="float">
            <text:p>951400</text:p>
          </table:table-cell>
          <table:table-cell table:style-name="ce3" office:value-type="string" calcext:value-type="string">
            <text:p>Muestra duplicada no reportada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7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400" calcext:value-type="float">
            <text:p>951400</text:p>
          </table:table-cell>
          <table:table-cell table:style-name="ce2" office:value-type="string" calcext:value-type="string">
            <text:p>Muestra duplicada no reportada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7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50" calcext:value-type="float">
            <text:p>900050</text:p>
          </table:table-cell>
          <table:table-cell table:style-name="ce3" office:value-type="string" calcext:value-type="string">
            <text:p>Análisis-PipeLine 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osaicos-Germinal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8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50" calcext:value-type="float">
            <text:p>900050</text:p>
          </table:table-cell>
          <table:table-cell table:style-name="ce2" office:value-type="string" calcext:value-type="string">
            <text:p>Análisis-PipeLine 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osaicos-Germinal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8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50" calcext:value-type="float">
            <text:p>900050</text:p>
          </table:table-cell>
          <table:table-cell table:style-name="ce3" office:value-type="string" calcext:value-type="string">
            <text:p>Análisis-PipeLine </text:p>
          </table:table-cell>
          <table:table-cell table:style-name="ce3" office:value-type="string" calcext:value-type="string">
            <text:p>PasoTrabaj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osaicos-Germinal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8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888.3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888.3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888.3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7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5" calcext:value-type="float">
            <text:p>951295</text:p>
          </table:table-cell>
          <table:table-cell table:style-name="ce2" office:value-type="string" calcext:value-type="string">
            <text:p>%bp &gt;= 20x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7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7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95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2952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95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043046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043046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043046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,80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,80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,80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7,0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7,01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7,0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5,87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5,87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5,87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4,5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4,51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4,5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 9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 9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919.23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919.23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919.23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0" calcext:value-type="float">
            <text:p>951290</text:p>
          </table:table-cell>
          <table:table-cell table:style-name="ce3" office:value-type="string" calcext:value-type="string">
            <text:p>Mean average coverage without overlapping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577.17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0" calcext:value-type="float">
            <text:p>951290</text:p>
          </table:table-cell>
          <table:table-cell table:style-name="ce2" office:value-type="string" calcext:value-type="string">
            <text:p>Mean average coverage without overlapping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577.17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0" calcext:value-type="float">
            <text:p>951290</text:p>
          </table:table-cell>
          <table:table-cell table:style-name="ce3" office:value-type="string" calcext:value-type="string">
            <text:p>Mean average coverage without overlapping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577.17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05" calcext:value-type="float">
            <text:p>951305</text:p>
          </table:table-cell>
          <table:table-cell table:style-name="ce2" office:value-type="string" calcext:value-type="string">
            <text:p>%bp &gt;= 100x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08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05" calcext:value-type="float">
            <text:p>951305</text:p>
          </table:table-cell>
          <table:table-cell table:style-name="ce3" office:value-type="string" calcext:value-type="string">
            <text:p>%bp &gt;= 100x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08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05" calcext:value-type="float">
            <text:p>951305</text:p>
          </table:table-cell>
          <table:table-cell table:style-name="ce2" office:value-type="string" calcext:value-type="string">
            <text:p>%bp &gt;= 100x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08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0" calcext:value-type="float">
            <text:p>951310</text:p>
          </table:table-cell>
          <table:table-cell table:style-name="ce3" office:value-type="string" calcext:value-type="string">
            <text:p>pb &gt;=250X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3.16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0" calcext:value-type="float">
            <text:p>951310</text:p>
          </table:table-cell>
          <table:table-cell table:style-name="ce2" office:value-type="string" calcext:value-type="string">
            <text:p>pb &gt;=250X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3.16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0" calcext:value-type="float">
            <text:p>951310</text:p>
          </table:table-cell>
          <table:table-cell table:style-name="ce3" office:value-type="string" calcext:value-type="string">
            <text:p>pb &gt;=250X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3.16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5" calcext:value-type="float">
            <text:p>951315</text:p>
          </table:table-cell>
          <table:table-cell table:style-name="ce2" office:value-type="string" calcext:value-type="string">
            <text:p>%bp &gt;= 500x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9.7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5" calcext:value-type="float">
            <text:p>951315</text:p>
          </table:table-cell>
          <table:table-cell table:style-name="ce3" office:value-type="string" calcext:value-type="string">
            <text:p>%bp &gt;= 500x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9.74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5" calcext:value-type="float">
            <text:p>951315</text:p>
          </table:table-cell>
          <table:table-cell table:style-name="ce2" office:value-type="string" calcext:value-type="string">
            <text:p>%bp &gt;= 500x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9.7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0" calcext:value-type="float">
            <text:p>951320</text:p>
          </table:table-cell>
          <table:table-cell table:style-name="ce3" office:value-type="string" calcext:value-type="string">
            <text:p>Median insert size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7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0" calcext:value-type="float">
            <text:p>951320</text:p>
          </table:table-cell>
          <table:table-cell table:style-name="ce2" office:value-type="string" calcext:value-type="string">
            <text:p>Median insert size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7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0" calcext:value-type="float">
            <text:p>951320</text:p>
          </table:table-cell>
          <table:table-cell table:style-name="ce3" office:value-type="string" calcext:value-type="string">
            <text:p>Median insert size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7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48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2482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48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051791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051791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051791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79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.79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79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7.0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7.01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7.0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5.76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5.76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5.76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5.5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5.52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5.5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1. 3.10.1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1. 3.10.1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15" calcext:value-type="float">
            <text:p>900015</text:p>
          </table:table-cell>
          <table:table-cell table:style-name="ce2" office:value-type="string" calcext:value-type="string">
            <text:p>Concentración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9.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1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15" calcext:value-type="float">
            <text:p>900015</text:p>
          </table:table-cell>
          <table:table-cell table:style-name="ce3" office:value-type="string" calcext:value-type="string">
            <text:p>Concentración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9.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1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15" calcext:value-type="float">
            <text:p>900015</text:p>
          </table:table-cell>
          <table:table-cell table:style-name="ce2" office:value-type="string" calcext:value-type="string">
            <text:p>Concentración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9.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1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25" calcext:value-type="float">
            <text:p>900125</text:p>
          </table:table-cell>
          <table:table-cell table:style-name="ce3" office:value-type="string" calcext:value-type="string">
            <text:p>Profundidad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000X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125" calcext:value-type="float">
            <text:p>900125</text:p>
          </table:table-cell>
          <table:table-cell table:style-name="ce2" office:value-type="string" calcext:value-type="string">
            <text:p>Profundidad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000X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1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25" calcext:value-type="float">
            <text:p>900125</text:p>
          </table:table-cell>
          <table:table-cell table:style-name="ce3" office:value-type="string" calcext:value-type="string">
            <text:p>Profundidad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1000X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30095" calcext:value-type="float">
            <text:p>930095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Todo ok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30095" calcext:value-type="float">
            <text:p>930095</text:p>
          </table:table-cell>
          <table:table-cell table:style-name="ce3" office:value-type="string" calcext:value-type="string">
            <text:p>Comentarios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Todo ok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30095" calcext:value-type="float">
            <text:p>930095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Todo ok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35" calcext:value-type="float">
            <text:p>900035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P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35" calcext:value-type="float">
            <text:p>900035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P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35" calcext:value-type="float">
            <text:p>900035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P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45" calcext:value-type="float">
            <text:p>900045</text:p>
          </table:table-cell>
          <table:table-cell table:style-name="ce3" office:value-type="string" calcext:value-type="string">
            <text:p>Secuenciador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NovaSeq600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B0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60" calcext:value-type="float">
            <text:p>900060</text:p>
          </table:table-cell>
          <table:table-cell table:style-name="ce2" office:value-type="string" calcext:value-type="string">
            <text:p>Posición index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B0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B0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95" calcext:value-type="float">
            <text:p>900095</text:p>
          </table:table-cell>
          <table:table-cell table:style-name="ce2" office:value-type="string" calcext:value-type="string">
            <text:p>Versión del pane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95" calcext:value-type="float">
            <text:p>900095</text:p>
          </table:table-cell>
          <table:table-cell table:style-name="ce3" office:value-type="string" calcext:value-type="string">
            <text:p>Versión del pane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V6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95" calcext:value-type="float">
            <text:p>900095</text:p>
          </table:table-cell>
          <table:table-cell table:style-name="ce2" office:value-type="string" calcext:value-type="string">
            <text:p>Versión del pane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05" calcext:value-type="float">
            <text:p>900105</text:p>
          </table:table-cell>
          <table:table-cell table:style-name="ce3" office:value-type="string" calcext:value-type="string">
            <text:p>QC librería POST-CAPTUR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98.6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105" calcext:value-type="float">
            <text:p>900105</text:p>
          </table:table-cell>
          <table:table-cell table:style-name="ce2" office:value-type="string" calcext:value-type="string">
            <text:p>QC librería POST-CAPTUR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98.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2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05" calcext:value-type="float">
            <text:p>900105</text:p>
          </table:table-cell>
          <table:table-cell table:style-name="ce3" office:value-type="string" calcext:value-type="string">
            <text:p>QC librería POST-CAPTUR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98.6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2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7" calcext:value-type="float">
            <text:p>950907</text:p>
          </table:table-cell>
          <table:table-cell table:style-name="ce3" office:value-type="string" calcext:value-type="string">
            <text:p>Ruta Fichero - germinal</text:p>
          </table:table-cell>
          <table:table-cell table:style-name="ce3" office:value-type="string" calcext:value-type="string">
            <text:p>Ruta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8" calcext:value-type="float">
            <text:p>950908</text:p>
          </table:table-cell>
          <table:table-cell table:style-name="ce3" office:value-type="string" calcext:value-type="string">
            <text:p>Ruta Fichero - mosaicos</text:p>
          </table:table-cell>
          <table:table-cell table:style-name="ce3" office:value-type="string" calcext:value-type="string">
            <text:p>Ruta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string" calcext:value-type="string">
            <text:p>panel_M/mosaicos/11_M-v61-1New-P1_sa...</text:p>
          </table:table-cell>
          <table:table-cell table:style-name="ce2" office:value-type="string" calcext:value-type="string">
            <text:p>panel_M/mosaicos/11_M-v61-1New-P1_sample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8" calcext:value-type="float">
            <text:p>950908</text:p>
          </table:table-cell>
          <table:table-cell table:style-name="ce2" office:value-type="string" calcext:value-type="string">
            <text:p>Ruta Fichero - mosaicos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mosaicos/11_M-v61-1New-P1_sa...</text:p>
          </table:table-cell>
          <table:table-cell table:style-name="ce2" office:value-type="string" calcext:value-type="string">
            <text:p>panel_M/mosaicos/11_M-v61-1New-P1_samp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8" calcext:value-type="float">
            <text:p>950908</text:p>
          </table:table-cell>
          <table:table-cell table:style-name="ce3" office:value-type="string" calcext:value-type="string">
            <text:p>Ruta Fichero - mosaicos</text:p>
          </table:table-cell>
          <table:table-cell table:style-name="ce3" office:value-type="string" calcext:value-type="string">
            <text:p>Ruta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string" calcext:value-type="string">
            <text:p>panel_M/mosaicos/11_M-v61-1New-P1_sa...</text:p>
          </table:table-cell>
          <table:table-cell table:style-name="ce2" office:value-type="string" calcext:value-type="string">
            <text:p>panel_M/mosaicos/11_M-v61-1New-P1_sample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0" calcext:value-type="float">
            <text:p>951640</text:p>
          </table:table-cell>
          <table:table-cell table:style-name="ce2" office:value-type="string" calcext:value-type="string">
            <text:p>Sample ID NGS - germina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0" calcext:value-type="float">
            <text:p>951640</text:p>
          </table:table-cell>
          <table:table-cell table:style-name="ce2" office:value-type="string" calcext:value-type="string">
            <text:p>Sample ID NGS - germina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1" calcext:value-type="float">
            <text:p>951641</text:p>
          </table:table-cell>
          <table:table-cell table:style-name="ce3" office:value-type="string" calcext:value-type="string">
            <text:p>Sample ID NGS - mosaicos <text:s text:c="11"/>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1" calcext:value-type="float">
            <text:p>951641</text:p>
          </table:table-cell>
          <table:table-cell table:style-name="ce2" office:value-type="string" calcext:value-type="string">
            <text:p>Sample ID NGS - mosaicos <text:s text:c="11"/>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1" calcext:value-type="float">
            <text:p>951641</text:p>
          </table:table-cell>
          <table:table-cell table:style-name="ce3" office:value-type="string" calcext:value-type="string">
            <text:p>Sample ID NGS - mosaicos <text:s text:c="11"/>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—MA-11...</text:p>
          </table:table-cell>
          <table:table-cell table:style-name="ce3" office:value-type="string" calcext:value-type="string">
            <text:p>NovaSeq6000-M-V1—P1-Run11—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2" calcext:value-type="float">
            <text:p>950852</text:p>
          </table:table-cell>
          <table:table-cell table:style-name="ce2" office:value-type="string" calcext:value-type="string">
            <text:p>Documento de calidad - mosaic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6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2" calcext:value-type="float">
            <text:p>950852</text:p>
          </table:table-cell>
          <table:table-cell table:style-name="ce3" office:value-type="string" calcext:value-type="string">
            <text:p>Documento de calidad - mosaicos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6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2" calcext:value-type="float">
            <text:p>950852</text:p>
          </table:table-cell>
          <table:table-cell table:style-name="ce2" office:value-type="string" calcext:value-type="string">
            <text:p>Documento de calidad - mosaic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6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95" calcext:value-type="float">
            <text:p>951395</text:p>
          </table:table-cell>
          <table:table-cell table:style-name="ce3" office:value-type="string" calcext:value-type="string">
            <text:p>Sexo cromosómico no coincidente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XY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7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95" calcext:value-type="float">
            <text:p>951395</text:p>
          </table:table-cell>
          <table:table-cell table:style-name="ce2" office:value-type="string" calcext:value-type="string">
            <text:p>Sexo cromosómico no coincidente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X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7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95" calcext:value-type="float">
            <text:p>951395</text:p>
          </table:table-cell>
          <table:table-cell table:style-name="ce3" office:value-type="string" calcext:value-type="string">
            <text:p>Sexo cromosómico no coincidente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XY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7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50" calcext:value-type="float">
            <text:p>900050</text:p>
          </table:table-cell>
          <table:table-cell table:style-name="ce2" office:value-type="string" calcext:value-type="string">
            <text:p>Análisis-PipeLine 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osaicos-Germinal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8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50" calcext:value-type="float">
            <text:p>900050</text:p>
          </table:table-cell>
          <table:table-cell table:style-name="ce3" office:value-type="string" calcext:value-type="string">
            <text:p>Análisis-PipeLine 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osaicos-Germinal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8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50" calcext:value-type="float">
            <text:p>900050</text:p>
          </table:table-cell>
          <table:table-cell table:style-name="ce2" office:value-type="string" calcext:value-type="string">
            <text:p>Análisis-PipeLine 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osaicos-Germinal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8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79.9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79.9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79.9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5" calcext:value-type="float">
            <text:p>951295</text:p>
          </table:table-cell>
          <table:table-cell table:style-name="ce2" office:value-type="string" calcext:value-type="string">
            <text:p>%bp &gt;= 2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5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5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5" calcext:value-type="float">
            <text:p>951295</text:p>
          </table:table-cell>
          <table:table-cell table:style-name="ce2" office:value-type="string" calcext:value-type="string">
            <text:p>%bp &gt;= 2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5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353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353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353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2434003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24340032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2434003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.83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83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.83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12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1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12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0.36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0.36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0.36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5.5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5.54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5.5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 9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 9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91.8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91.8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91.8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0" calcext:value-type="float">
            <text:p>951290</text:p>
          </table:table-cell>
          <table:table-cell table:style-name="ce2" office:value-type="string" calcext:value-type="string">
            <text:p>Mean average coverage without overlapping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70.9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0" calcext:value-type="float">
            <text:p>951290</text:p>
          </table:table-cell>
          <table:table-cell table:style-name="ce3" office:value-type="string" calcext:value-type="string">
            <text:p>Mean average coverage without overlapping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70.9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0" calcext:value-type="float">
            <text:p>951290</text:p>
          </table:table-cell>
          <table:table-cell table:style-name="ce2" office:value-type="string" calcext:value-type="string">
            <text:p>Mean average coverage without overlapping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70.9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05" calcext:value-type="float">
            <text:p>951305</text:p>
          </table:table-cell>
          <table:table-cell table:style-name="ce3" office:value-type="string" calcext:value-type="string">
            <text:p>%bp &gt;= 10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4.13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05" calcext:value-type="float">
            <text:p>951305</text:p>
          </table:table-cell>
          <table:table-cell table:style-name="ce2" office:value-type="string" calcext:value-type="string">
            <text:p>%bp &gt;= 10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4.13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05" calcext:value-type="float">
            <text:p>951305</text:p>
          </table:table-cell>
          <table:table-cell table:style-name="ce3" office:value-type="string" calcext:value-type="string">
            <text:p>%bp &gt;= 10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4.13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0" calcext:value-type="float">
            <text:p>951310</text:p>
          </table:table-cell>
          <table:table-cell table:style-name="ce2" office:value-type="string" calcext:value-type="string">
            <text:p>pb &gt;=250X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9.39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0" calcext:value-type="float">
            <text:p>951310</text:p>
          </table:table-cell>
          <table:table-cell table:style-name="ce3" office:value-type="string" calcext:value-type="string">
            <text:p>pb &gt;=250X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9.39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0" calcext:value-type="float">
            <text:p>951310</text:p>
          </table:table-cell>
          <table:table-cell table:style-name="ce2" office:value-type="string" calcext:value-type="string">
            <text:p>pb &gt;=250X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9.39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5" calcext:value-type="float">
            <text:p>951315</text:p>
          </table:table-cell>
          <table:table-cell table:style-name="ce3" office:value-type="string" calcext:value-type="string">
            <text:p>%bp &gt;= 50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8.78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5" calcext:value-type="float">
            <text:p>951315</text:p>
          </table:table-cell>
          <table:table-cell table:style-name="ce2" office:value-type="string" calcext:value-type="string">
            <text:p>%bp &gt;= 50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8.78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5" calcext:value-type="float">
            <text:p>951315</text:p>
          </table:table-cell>
          <table:table-cell table:style-name="ce3" office:value-type="string" calcext:value-type="string">
            <text:p>%bp &gt;= 50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8.78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0" calcext:value-type="float">
            <text:p>951320</text:p>
          </table:table-cell>
          <table:table-cell table:style-name="ce2" office:value-type="string" calcext:value-type="string">
            <text:p>Median insert siz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9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0" calcext:value-type="float">
            <text:p>951320</text:p>
          </table:table-cell>
          <table:table-cell table:style-name="ce3" office:value-type="string" calcext:value-type="string">
            <text:p>Median insert siz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9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0" calcext:value-type="float">
            <text:p>951320</text:p>
          </table:table-cell>
          <table:table-cell table:style-name="ce2" office:value-type="string" calcext:value-type="string">
            <text:p>Median insert siz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9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299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99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299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2437516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24375165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2437516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.8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82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.8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10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10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10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0.27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0.27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0.27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6.51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6.5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6.51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2. 3.10.1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2. 3.10.1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15" calcext:value-type="float">
            <text:p>900015</text:p>
          </table:table-cell>
          <table:table-cell table:style-name="ce3" office:value-type="string" calcext:value-type="string">
            <text:p>Concentración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1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15" calcext:value-type="float">
            <text:p>900015</text:p>
          </table:table-cell>
          <table:table-cell table:style-name="ce2" office:value-type="string" calcext:value-type="string">
            <text:p>Concentración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2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1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15" calcext:value-type="float">
            <text:p>900015</text:p>
          </table:table-cell>
          <table:table-cell table:style-name="ce3" office:value-type="string" calcext:value-type="string">
            <text:p>Concentración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1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30095" calcext:value-type="float">
            <text:p>930095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Todo ok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30095" calcext:value-type="float">
            <text:p>930095</text:p>
          </table:table-cell>
          <table:table-cell table:style-name="ce3" office:value-type="string" calcext:value-type="string">
            <text:p>Comentarios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Todo ok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30095" calcext:value-type="float">
            <text:p>930095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Todo ok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35" calcext:value-type="float">
            <text:p>900035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P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35" calcext:value-type="float">
            <text:p>900035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P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35" calcext:value-type="float">
            <text:p>900035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P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45" calcext:value-type="float">
            <text:p>900045</text:p>
          </table:table-cell>
          <table:table-cell table:style-name="ce3" office:value-type="string" calcext:value-type="string">
            <text:p>Secuenciador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NovaSeq600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95" calcext:value-type="float">
            <text:p>900095</text:p>
          </table:table-cell>
          <table:table-cell table:style-name="ce3" office:value-type="string" calcext:value-type="string">
            <text:p>Versión del pane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V6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95" calcext:value-type="float">
            <text:p>900095</text:p>
          </table:table-cell>
          <table:table-cell table:style-name="ce2" office:value-type="string" calcext:value-type="string">
            <text:p>Versión del pane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95" calcext:value-type="float">
            <text:p>900095</text:p>
          </table:table-cell>
          <table:table-cell table:style-name="ce3" office:value-type="string" calcext:value-type="string">
            <text:p>Versión del pane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V6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105" calcext:value-type="float">
            <text:p>900105</text:p>
          </table:table-cell>
          <table:table-cell table:style-name="ce2" office:value-type="string" calcext:value-type="string">
            <text:p>QC librería POST-CAPTUR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53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105" calcext:value-type="float">
            <text:p>900105</text:p>
          </table:table-cell>
          <table:table-cell table:style-name="ce3" office:value-type="string" calcext:value-type="string">
            <text:p>QC librería POST-CAPTUR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53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105" calcext:value-type="float">
            <text:p>900105</text:p>
          </table:table-cell>
          <table:table-cell table:style-name="ce2" office:value-type="string" calcext:value-type="string">
            <text:p>QC librería POST-CAPTUR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53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C0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1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00060" calcext:value-type="float">
            <text:p>900060</text:p>
          </table:table-cell>
          <table:table-cell table:style-name="ce2" office:value-type="string" calcext:value-type="string">
            <text:p>Posición index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C0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2.1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00060" calcext:value-type="float">
            <text:p>900060</text:p>
          </table:table-cell>
          <table:table-cell table:style-name="ce3" office:value-type="string" calcext:value-type="string">
            <text:p>Posición index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C0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2.1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7" calcext:value-type="float">
            <text:p>950907</text:p>
          </table:table-cell>
          <table:table-cell table:style-name="ce3" office:value-type="string" calcext:value-type="string">
            <text:p>Ruta Fichero - germinal</text:p>
          </table:table-cell>
          <table:table-cell table:style-name="ce3" office:value-type="string" calcext:value-type="string">
            <text:p>Ruta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0" calcext:value-type="float">
            <text:p>951640</text:p>
          </table:table-cell>
          <table:table-cell table:style-name="ce2" office:value-type="string" calcext:value-type="string">
            <text:p>Sample ID NGS - germina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1" calcext:value-type="float">
            <text:p>951641</text:p>
          </table:table-cell>
          <table:table-cell table:style-name="ce2" office:value-type="string" calcext:value-type="string">
            <text:p>Sample ID NGS - mosaicos <text:s text:c="11"/>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641" calcext:value-type="float">
            <text:p>951641</text:p>
          </table:table-cell>
          <table:table-cell table:style-name="ce3" office:value-type="string" calcext:value-type="string">
            <text:p>Sample ID NGS - mosaicos <text:s text:c="11"/>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641" calcext:value-type="float">
            <text:p>951641</text:p>
          </table:table-cell>
          <table:table-cell table:style-name="ce2" office:value-type="string" calcext:value-type="string">
            <text:p>Sample ID NGS - mosaicos <text:s text:c="11"/>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ovaSeq6000-M-V1—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1" calcext:value-type="float">
            <text:p>950851</text:p>
          </table:table-cell>
          <table:table-cell table:style-name="ce3" office:value-type="string" calcext:value-type="string">
            <text:p>Documento de calidad - germina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4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1" calcext:value-type="float">
            <text:p>950851</text:p>
          </table:table-cell>
          <table:table-cell table:style-name="ce2" office:value-type="string" calcext:value-type="string">
            <text:p>Documento de calidad - germina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4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1" calcext:value-type="float">
            <text:p>950851</text:p>
          </table:table-cell>
          <table:table-cell table:style-name="ce3" office:value-type="string" calcext:value-type="string">
            <text:p>Documento de calidad - germina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4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2" calcext:value-type="float">
            <text:p>950852</text:p>
          </table:table-cell>
          <table:table-cell table:style-name="ce2" office:value-type="string" calcext:value-type="string">
            <text:p>Documento de calidad - mosaic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5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852" calcext:value-type="float">
            <text:p>950852</text:p>
          </table:table-cell>
          <table:table-cell table:style-name="ce3" office:value-type="string" calcext:value-type="string">
            <text:p>Documento de calidad - mosaicos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5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852" calcext:value-type="float">
            <text:p>950852</text:p>
          </table:table-cell>
          <table:table-cell table:style-name="ce2" office:value-type="string" calcext:value-type="string">
            <text:p>Documento de calidad - mosaicos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5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95" calcext:value-type="float">
            <text:p>951395</text:p>
          </table:table-cell>
          <table:table-cell table:style-name="ce3" office:value-type="string" calcext:value-type="string">
            <text:p>Sexo cromosómico no coincidente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XY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6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95" calcext:value-type="float">
            <text:p>951395</text:p>
          </table:table-cell>
          <table:table-cell table:style-name="ce2" office:value-type="string" calcext:value-type="string">
            <text:p>Sexo cromosómico no coincidente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X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6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95" calcext:value-type="float">
            <text:p>951395</text:p>
          </table:table-cell>
          <table:table-cell table:style-name="ce3" office:value-type="string" calcext:value-type="string">
            <text:p>Sexo cromosómico no coincidente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XY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6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91.5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91.52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91.5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3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5" calcext:value-type="float">
            <text:p>951295</text:p>
          </table:table-cell>
          <table:table-cell table:style-name="ce2" office:value-type="string" calcext:value-type="string">
            <text:p>%bp &gt;= 2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5.3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5.3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380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380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380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33196772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3319677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33196772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,65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,65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,65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2,55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2,55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2,55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2,47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2,47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2,47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56,15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56,15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56,15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8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8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1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85" calcext:value-type="float">
            <text:p>951285</text:p>
          </table:table-cell>
          <table:table-cell table:style-name="ce3" office:value-type="string" calcext:value-type="string">
            <text:p>Mean average coverag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10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1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0" calcext:value-type="float">
            <text:p>951290</text:p>
          </table:table-cell>
          <table:table-cell table:style-name="ce3" office:value-type="string" calcext:value-type="string">
            <text:p>Mean average coverage without overlapping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32.5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290" calcext:value-type="float">
            <text:p>951290</text:p>
          </table:table-cell>
          <table:table-cell table:style-name="ce2" office:value-type="string" calcext:value-type="string">
            <text:p>Mean average coverage without overlapping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732.51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290" calcext:value-type="float">
            <text:p>951290</text:p>
          </table:table-cell>
          <table:table-cell table:style-name="ce3" office:value-type="string" calcext:value-type="string">
            <text:p>Mean average coverage without overlapping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732.51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05" calcext:value-type="float">
            <text:p>951305</text:p>
          </table:table-cell>
          <table:table-cell table:style-name="ce2" office:value-type="string" calcext:value-type="string">
            <text:p>%bp &gt;= 10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3.4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05" calcext:value-type="float">
            <text:p>951305</text:p>
          </table:table-cell>
          <table:table-cell table:style-name="ce3" office:value-type="string" calcext:value-type="string">
            <text:p>%bp &gt;= 10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3.44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05" calcext:value-type="float">
            <text:p>951305</text:p>
          </table:table-cell>
          <table:table-cell table:style-name="ce2" office:value-type="string" calcext:value-type="string">
            <text:p>%bp &gt;= 10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3.4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0" calcext:value-type="float">
            <text:p>951310</text:p>
          </table:table-cell>
          <table:table-cell table:style-name="ce3" office:value-type="string" calcext:value-type="string">
            <text:p>pb &gt;=250X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6.0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0" calcext:value-type="float">
            <text:p>951310</text:p>
          </table:table-cell>
          <table:table-cell table:style-name="ce2" office:value-type="string" calcext:value-type="string">
            <text:p>pb &gt;=250X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86.01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0" calcext:value-type="float">
            <text:p>951310</text:p>
          </table:table-cell>
          <table:table-cell table:style-name="ce3" office:value-type="string" calcext:value-type="string">
            <text:p>pb &gt;=250X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86.01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5" calcext:value-type="float">
            <text:p>951315</text:p>
          </table:table-cell>
          <table:table-cell table:style-name="ce2" office:value-type="string" calcext:value-type="string">
            <text:p>%bp &gt;= 50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6.08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15" calcext:value-type="float">
            <text:p>951315</text:p>
          </table:table-cell>
          <table:table-cell table:style-name="ce3" office:value-type="string" calcext:value-type="string">
            <text:p>%bp &gt;= 50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6.08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15" calcext:value-type="float">
            <text:p>951315</text:p>
          </table:table-cell>
          <table:table-cell table:style-name="ce2" office:value-type="string" calcext:value-type="string">
            <text:p>%bp &gt;= 500x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6.08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0" calcext:value-type="float">
            <text:p>951320</text:p>
          </table:table-cell>
          <table:table-cell table:style-name="ce3" office:value-type="string" calcext:value-type="string">
            <text:p>Median insert siz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6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0" calcext:value-type="float">
            <text:p>951320</text:p>
          </table:table-cell>
          <table:table-cell table:style-name="ce2" office:value-type="string" calcext:value-type="string">
            <text:p>Median insert siz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169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0" calcext:value-type="float">
            <text:p>951320</text:p>
          </table:table-cell>
          <table:table-cell table:style-name="ce3" office:value-type="string" calcext:value-type="string">
            <text:p>Median insert size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169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967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25" calcext:value-type="float">
            <text:p>951325</text:p>
          </table:table-cell>
          <table:table-cell table:style-name="ce3" office:value-type="string" calcext:value-type="string">
            <text:p>Mismatch rate on paired reads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0.002967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0.002967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3357277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0" calcext:value-type="float">
            <text:p>951330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3357277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33572778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6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35" calcext:value-type="float">
            <text:p>951335</text:p>
          </table:table-cell>
          <table:table-cell table:style-name="ce3" office:value-type="string" calcext:value-type="string">
            <text:p>Mapped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9.64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9.64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2.6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0" calcext:value-type="float">
            <text:p>951340</text:p>
          </table:table-cell>
          <table:table-cell table:style-name="ce2" office:value-type="string" calcext:value-type="string">
            <text:p>Aligned without duplicates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92.62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92.62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1.95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45" calcext:value-type="float">
            <text:p>951345</text:p>
          </table:table-cell>
          <table:table-cell table:style-name="ce3" office:value-type="string" calcext:value-type="string">
            <text:p>Aligned reads without duplicates on target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61.95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61.95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56.88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0" calcext:value-type="float">
            <text:p>951350</text:p>
          </table:table-cell>
          <table:table-cell table:style-name="ce2" office:value-type="string" calcext:value-type="string">
            <text:p>Total efficiency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56.88%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56.88%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55" calcext:value-type="float">
            <text:p>951355</text:p>
          </table:table-cell>
          <table:table-cell table:style-name="ce3" office:value-type="string" calcext:value-type="string">
            <text:p>Input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1360" calcext:value-type="float">
            <text:p>951360</text:p>
          </table:table-cell>
          <table:table-cell table:style-name="ce2" office:value-type="string" calcext:value-type="string">
            <text:p>Detected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 9.1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 9.1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8" calcext:value-type="float">
            <text:p>950908</text:p>
          </table:table-cell>
          <table:table-cell table:style-name="ce2" office:value-type="string" calcext:value-type="string">
            <text:p>Ruta Fichero - mosaicos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…</text:p>
          </table:table-cell>
          <table:table-cell table:style-name="ce2" office:value-type="string" calcext:value-type="string">
            <text:p>panel_Malva/mosaicos/250324_Malva-v6-1New-P9_samp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3" office:value-type="string" calcext:value-type="string">
            <text:p>Malformaciones vasculares</text:p>
          </table:table-cell>
          <table:table-cell table:style-name="ce3" office:value-type="string" calcext:value-type="string">
            <text:p>Tejido fresco Vascular</text:p>
          </table:table-cell>
          <table:table-cell table:style-name="ce6" office:value-type="float" office:value="790025" calcext:value-type="float">
            <text:p>790025</text:p>
          </table:table-cell>
          <table:table-cell table:style-name="ce3" office:value-type="string" calcext:value-type="string">
            <text:p>Genética de malformaciones vasculares: tejido fresco. </text:p>
          </table:table-cell>
          <table:table-cell table:style-name="ce6" office:value-type="float" office:value="950908" calcext:value-type="float">
            <text:p>950908</text:p>
          </table:table-cell>
          <table:table-cell table:style-name="ce3" office:value-type="string" calcext:value-type="string">
            <text:p>Ruta Fichero - mosaicos</text:p>
          </table:table-cell>
          <table:table-cell table:style-name="ce3" office:value-type="string" calcext:value-type="string">
            <text:p>Ruta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…</text:p>
          </table:table-cell>
          <table:table-cell table:style-name="ce3" office:value-type="string" calcext:value-type="string">
            <text:p>panel_Malva/mosaicos/250324_Malva-v6-1New-P9_sample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<text:s/>2.13. 3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 <text:s text:c="2"/></text:p>
          </table:table-cell>
          <table:table-cell table:style-name="ce8" office:value-type="date" office:date-value="2020-10-10" calcext:value-type="date">
            <text:p>10/10/2020 0:00:00</text:p>
          </table:table-cell>
          <table:table-cell table:style-name="ce2" office:value-type="string" calcext:value-type="string">
            <text:p>Malformaciones vasculares</text:p>
          </table:table-cell>
          <table:table-cell table:style-name="ce2" office:value-type="string" calcext:value-type="string">
            <text:p>Tejido fresco Vascular</text:p>
          </table:table-cell>
          <table:table-cell table:style-name="ce5" office:value-type="float" office:value="790025" calcext:value-type="float">
            <text:p>790025</text:p>
          </table:table-cell>
          <table:table-cell table:style-name="ce2" office:value-type="string" calcext:value-type="string">
            <text:p>Genética de malformaciones vasculares: tejido fresco. </text:p>
          </table:table-cell>
          <table:table-cell table:style-name="ce5" office:value-type="float" office:value="950908" calcext:value-type="float">
            <text:p>950908</text:p>
          </table:table-cell>
          <table:table-cell table:style-name="ce2" office:value-type="string" calcext:value-type="string">
            <text:p>Ruta Fichero - mosaicos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string" calcext:value-type="string">
            <text:p>panel_M/_M-v1.1New-P1…</text:p>
          </table:table-cell>
          <table:table-cell table:style-name="ce2" office:value-type="string" calcext:value-type="string">
            <text:p>panel_Malva/mosaicos/250324_Malva-v6-1New-P9_samp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/>2.13. 3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2" office:value-type="string" calcext:value-type="string">
            <text:p>Prueb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Aprobado - 09.10.2024 09:51:34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510" calcext:value-type="float">
            <text:p>951510</text:p>
          </table:table-cell>
          <table:table-cell table:style-name="ce3" office:value-type="string" calcext:value-type="string">
            <text:p>Motivo del estudio: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1515" calcext:value-type="float">
            <text:p>951515</text:p>
          </table:table-cell>
          <table:table-cell table:style-name="ce2" office:value-type="string" calcext:value-type="string">
            <text:p>Estudio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890220" calcext:value-type="float">
            <text:p>890220</text:p>
          </table:table-cell>
          <table:table-cell table:style-name="ce3" office:value-type="string" calcext:value-type="string">
            <text:p>Resultado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890221" calcext:value-type="float">
            <text:p>890221</text:p>
          </table:table-cell>
          <table:table-cell table:style-name="ce2" office:value-type="string" calcext:value-type="string">
            <text:p>Conclusión y recomendacione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890222" calcext:value-type="float">
            <text:p>890222</text:p>
          </table:table-cell>
          <table:table-cell table:style-name="ce3" office:value-type="string" calcext:value-type="string">
            <text:p>Interpretación de resultado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890223" calcext:value-type="float">
            <text:p>890223</text:p>
          </table:table-cell>
          <table:table-cell table:style-name="ce2" office:value-type="string" calcext:value-type="string">
            <text:p>Método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890224" calcext:value-type="float">
            <text:p>890224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890226" calcext:value-type="float">
            <text:p>890226</text:p>
          </table:table-cell>
          <table:table-cell table:style-name="ce2" office:value-type="string" calcext:value-type="string">
            <text:p>Anexos NGS</text:p>
          </table:table-cell>
          <table:table-cell table:style-name="ce2" office:value-type="string" calcext:value-type="string">
            <text:p>Inform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890240" calcext:value-type="float">
            <text:p>890240</text:p>
          </table:table-cell>
          <table:table-cell table:style-name="ce3" office:value-type="string" calcext:value-type="string">
            <text:p>Firmado por:</text:p>
          </table:table-cell>
          <table:table-cell table:style-name="ce3" office:value-type="string" calcext:value-type="string">
            <text:p>Inform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.</text:p>
          </table:table-cell>
          <table:table-cell table:style-name="ce18" office:value-type="string" calcext:value-type="string">
            <text:p/>
            <text:p/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 9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917" calcext:value-type="float">
            <text:p>950917</text:p>
          </table:table-cell>
          <table:table-cell table:style-name="ce2" office:value-type="string" calcext:value-type="string">
            <text:p>Codigo Terciario</text:p>
          </table:table-cell>
          <table:table-cell table:style-name="ce2" office:value-type="string" calcext:value-type="string">
            <text:p>PasoTrabaj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MYOP46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00015" calcext:value-type="float">
            <text:p>900015</text:p>
          </table:table-cell>
          <table:table-cell table:style-name="ce3" office:value-type="string" calcext:value-type="string">
            <text:p>Concentración normalizada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6.8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1. 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00030" calcext:value-type="float">
            <text:p>900030</text:p>
          </table:table-cell>
          <table:table-cell table:style-name="ce2" office:value-type="string" calcext:value-type="string">
            <text:p>Pureza normalizada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1.7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1. 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00125" calcext:value-type="float">
            <text:p>900125</text:p>
          </table:table-cell>
          <table:table-cell table:style-name="ce3" office:value-type="string" calcext:value-type="string">
            <text:p>Profundidad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200X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00045" calcext:value-type="float">
            <text:p>900045</text:p>
          </table:table-cell>
          <table:table-cell table:style-name="ce2" office:value-type="string" calcext:value-type="string">
            <text:p>Secuenciador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ovaSeq6000 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2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00095" calcext:value-type="float">
            <text:p>900095</text:p>
          </table:table-cell>
          <table:table-cell table:style-name="ce3" office:value-type="string" calcext:value-type="string">
            <text:p>Versión del pane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v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2. 5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00060" calcext:value-type="float">
            <text:p>900060</text:p>
          </table:table-cell>
          <table:table-cell table:style-name="ce2" office:value-type="string" calcext:value-type="string">
            <text:p>Posición index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F1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2.1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210" calcext:value-type="float">
            <text:p>951210</text:p>
          </table:table-cell>
          <table:table-cell table:style-name="ce3" office:value-type="string" calcext:value-type="string">
            <text:p>NGS Exoma</text:p>
          </table:table-cell>
          <table:table-cell table:style-name="ce3" office:value-type="string" calcext:value-type="string">
            <text:p>Panel/Input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MIOP_v3-v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907" calcext:value-type="float">
            <text:p>950907</text:p>
          </table:table-cell>
          <table:table-cell table:style-name="ce2" office:value-type="string" calcext:value-type="string">
            <text:p>Ruta Fichero - germinal</text:p>
          </table:table-cell>
          <table:table-cell table:style-name="ce2" office:value-type="string" calcext:value-type="string">
            <text:p>Ruta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/Exomas_Clinica/2_Exomas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640" calcext:value-type="float">
            <text:p>951640</text:p>
          </table:table-cell>
          <table:table-cell table:style-name="ce3" office:value-type="string" calcext:value-type="string">
            <text:p>Sample ID NGS - germinal</text:p>
          </table:table-cell>
          <table:table-cell table:style-name="ce3" office:value-type="string" calcext:value-type="string">
            <text:p>PasoTrabaj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NovaSeq6000-M-V1--P1-Run11--MA-11...</text:p>
          </table:table-cell>
          <table:table-cell table:style-name="ce3" office:value-type="string" calcext:value-type="string">
            <text:p>NovaSeq6000-M-V1—P1-Run11--MA-11-10_S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51" calcext:value-type="float">
            <text:p>950851</text:p>
          </table:table-cell>
          <table:table-cell table:style-name="ce2" office:value-type="string" calcext:value-type="string">
            <text:p>Documento de calidad - germinal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3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615" calcext:value-type="float">
            <text:p>951615</text:p>
          </table:table-cell>
          <table:table-cell table:style-name="ce3" office:value-type="string" calcext:value-type="string">
            <text:p>Ventana (Panel: Exoma)</text:p>
          </table:table-cell>
          <table:table-cell table:style-name="ce3" office:value-type="string" calcext:value-type="string">
            <text:p>Agrupador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MIOP_v3-v1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00050" calcext:value-type="float">
            <text:p>900050</text:p>
          </table:table-cell>
          <table:table-cell table:style-name="ce2" office:value-type="string" calcext:value-type="string">
            <text:p>Análisis-PipeLine </text:p>
          </table:table-cell>
          <table:table-cell table:style-name="ce2" office:value-type="string" calcext:value-type="string">
            <text:p>PasoTrabaj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Germinal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4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30" calcext:value-type="float">
            <text:p>950830</text:p>
          </table:table-cell>
          <table:table-cell table:style-name="ce3" office:value-type="string" calcext:value-type="string">
            <text:p>nº de genes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25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4. 2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35" calcext:value-type="float">
            <text:p>950835</text:p>
          </table:table-cell>
          <table:table-cell table:style-name="ce2" office:value-type="string" calcext:value-type="string">
            <text:p>Profundidad media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150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4. 2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40" calcext:value-type="float">
            <text:p>950840</text:p>
          </table:table-cell>
          <table:table-cell table:style-name="ce3" office:value-type="string" calcext:value-type="string">
            <text:p>pb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786060 pb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4. 2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45" calcext:value-type="float">
            <text:p>950845</text:p>
          </table:table-cell>
          <table:table-cell table:style-name="ce2" office:value-type="string" calcext:value-type="string">
            <text:p>pb &gt;=20X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782489 pb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4. 2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50" calcext:value-type="float">
            <text:p>950850</text:p>
          </table:table-cell>
          <table:table-cell table:style-name="ce3" office:value-type="string" calcext:value-type="string">
            <text:p>pb &gt;=20X (%)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99,55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4. 2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1285" calcext:value-type="float">
            <text:p>951285</text:p>
          </table:table-cell>
          <table:table-cell table:style-name="ce2" office:value-type="string" calcext:value-type="string">
            <text:p>Mean average coverage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147.13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5. 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295" calcext:value-type="float">
            <text:p>951295</text:p>
          </table:table-cell>
          <table:table-cell table:style-name="ce3" office:value-type="string" calcext:value-type="string">
            <text:p>%bp &gt;= 20x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96.27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5. 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1325" calcext:value-type="float">
            <text:p>951325</text:p>
          </table:table-cell>
          <table:table-cell table:style-name="ce2" office:value-type="string" calcext:value-type="string">
            <text:p>Mismatch rate on paired reads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0.002695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5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330" calcext:value-type="float">
            <text:p>951330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8631670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5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1335" calcext:value-type="float">
            <text:p>951335</text:p>
          </table:table-cell>
          <table:table-cell table:style-name="ce2" office:value-type="string" calcext:value-type="string">
            <text:p>Mapped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99,79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5. 5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340" calcext:value-type="float">
            <text:p>951340</text:p>
          </table:table-cell>
          <table:table-cell table:style-name="ce3" office:value-type="string" calcext:value-type="string">
            <text:p>Aligned without duplicates (%)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89,95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5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1345" calcext:value-type="float">
            <text:p>951345</text:p>
          </table:table-cell>
          <table:table-cell table:style-name="ce2" office:value-type="string" calcext:value-type="string">
            <text:p>Aligned reads without duplicates on target (%)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81,41%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5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350" calcext:value-type="float">
            <text:p>951350</text:p>
          </table:table-cell>
          <table:table-cell table:style-name="ce3" office:value-type="string" calcext:value-type="string">
            <text:p>Total efficiency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68,27%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5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1355" calcext:value-type="float">
            <text:p>951355</text:p>
          </table:table-cell>
          <table:table-cell table:style-name="ce2" office:value-type="string" calcext:value-type="string">
            <text:p>Input gender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5. 9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1360" calcext:value-type="float">
            <text:p>951360</text:p>
          </table:table-cell>
          <table:table-cell table:style-name="ce3" office:value-type="string" calcext:value-type="string">
            <text:p>Detected gender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5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65" calcext:value-type="float">
            <text:p>950865</text:p>
          </table:table-cell>
          <table:table-cell table:style-name="ce2" office:value-type="string" calcext:value-type="string">
            <text:p>Variante GEN 1</text:p>
          </table:table-cell>
          <table:table-cell table:style-name="ce2" office:value-type="string" calcext:value-type="string">
            <text:p>Variante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COL6A2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755" calcext:value-type="float">
            <text:p>950755</text:p>
          </table:table-cell>
          <table:table-cell table:style-name="ce3" office:value-type="string" calcext:value-type="string">
            <text:p>Variante gDNA (hg19)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chr21:g.47535964del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6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765" calcext:value-type="float">
            <text:p>950765</text:p>
          </table:table-cell>
          <table:table-cell table:style-name="ce2" office:value-type="string" calcext:value-type="string">
            <text:p>Gen (HGNC)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COL6A2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6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780" calcext:value-type="float">
            <text:p>950780</text:p>
          </table:table-cell>
          <table:table-cell table:style-name="ce3" office:value-type="string" calcext:value-type="string">
            <text:p>Variante cDNA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NM_001849.4:c.897del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6. 1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00" calcext:value-type="float">
            <text:p>950800</text:p>
          </table:table-cell>
          <table:table-cell table:style-name="ce2" office:value-type="string" calcext:value-type="string">
            <text:p>Variante aminoácido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p.(Lys300Argfs*108) 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6. 1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05" calcext:value-type="float">
            <text:p>950805</text:p>
          </table:table-cell>
          <table:table-cell table:style-name="ce3" office:value-type="string" calcext:value-type="string">
            <text:p>Profundidad (ref:alt)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131X [58:73]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6. 1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10" calcext:value-type="float">
            <text:p>950810</text:p>
          </table:table-cell>
          <table:table-cell table:style-name="ce2" office:value-type="string" calcext:value-type="string">
            <text:p>Cigosidad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Heterocigosis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6. 1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15" calcext:value-type="float">
            <text:p>950815</text:p>
          </table:table-cell>
          <table:table-cell table:style-name="ce3" office:value-type="string" calcext:value-type="string">
            <text:p>Origen parental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Paterno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6. 1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20" calcext:value-type="float">
            <text:p>950820</text:p>
          </table:table-cell>
          <table:table-cell table:style-name="ce2" office:value-type="string" calcext:value-type="string">
            <text:p>Clasificación ACMG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Probablemente patogénica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6. 1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70" calcext:value-type="float">
            <text:p>950870</text:p>
          </table:table-cell>
          <table:table-cell table:style-name="ce3" office:value-type="string" calcext:value-type="string">
            <text:p>Variante GEN 2</text:p>
          </table:table-cell>
          <table:table-cell table:style-name="ce3" office:value-type="string" calcext:value-type="string">
            <text:p>Variante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COL6A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755" calcext:value-type="float">
            <text:p>950755</text:p>
          </table:table-cell>
          <table:table-cell table:style-name="ce2" office:value-type="string" calcext:value-type="string">
            <text:p>Variante gDNA (hg19)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chr21:g.47552094_47552107dup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7. 1. 3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765" calcext:value-type="float">
            <text:p>950765</text:p>
          </table:table-cell>
          <table:table-cell table:style-name="ce3" office:value-type="string" calcext:value-type="string">
            <text:p>Gen (HGNC)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COL6A2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7. 1. 4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780" calcext:value-type="float">
            <text:p>950780</text:p>
          </table:table-cell>
          <table:table-cell table:style-name="ce2" office:value-type="string" calcext:value-type="string">
            <text:p>Variante cDNA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NM_001849.4:c.2688_2701dup 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7. 1. 6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00" calcext:value-type="float">
            <text:p>950800</text:p>
          </table:table-cell>
          <table:table-cell table:style-name="ce3" office:value-type="string" calcext:value-type="string">
            <text:p>Variante aminoácido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p.(Ile901Thrfs*16)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7. 1. 7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05" calcext:value-type="float">
            <text:p>950805</text:p>
          </table:table-cell>
          <table:table-cell table:style-name="ce2" office:value-type="string" calcext:value-type="string">
            <text:p>Profundidad (ref:alt)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165X [90:75]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7. 1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10" calcext:value-type="float">
            <text:p>950810</text:p>
          </table:table-cell>
          <table:table-cell table:style-name="ce3" office:value-type="string" calcext:value-type="string">
            <text:p>Cigosidad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Heterocigosis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7. 1.10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15" calcext:value-type="float">
            <text:p>950815</text:p>
          </table:table-cell>
          <table:table-cell table:style-name="ce2" office:value-type="string" calcext:value-type="string">
            <text:p>Origen parental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Materno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7. 1.11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20" calcext:value-type="float">
            <text:p>950820</text:p>
          </table:table-cell>
          <table:table-cell table:style-name="ce3" office:value-type="string" calcext:value-type="string">
            <text:p>Clasificación ACMG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Probablemente patogénica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7. 1.12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75" calcext:value-type="float">
            <text:p>950875</text:p>
          </table:table-cell>
          <table:table-cell table:style-name="ce2" office:value-type="string" calcext:value-type="string">
            <text:p>Variante GEN 3</text:p>
          </table:table-cell>
          <table:table-cell table:style-name="ce2" office:value-type="string" calcext:value-type="string">
            <text:p>Variante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LMNA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8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755" calcext:value-type="float">
            <text:p>950755</text:p>
          </table:table-cell>
          <table:table-cell table:style-name="ce3" office:value-type="string" calcext:value-type="string">
            <text:p>Variante gDNA (hg19)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chr1:g.156106126C&gt;T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8. 1. 3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765" calcext:value-type="float">
            <text:p>950765</text:p>
          </table:table-cell>
          <table:table-cell table:style-name="ce2" office:value-type="string" calcext:value-type="string">
            <text:p>Gen (HGNC)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LMNA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8. 1. 4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780" calcext:value-type="float">
            <text:p>950780</text:p>
          </table:table-cell>
          <table:table-cell table:style-name="ce3" office:value-type="string" calcext:value-type="string">
            <text:p>Variante cDNA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NM_170707.3:c.1279C&gt;T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8. 1. 6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00" calcext:value-type="float">
            <text:p>950800</text:p>
          </table:table-cell>
          <table:table-cell table:style-name="ce2" office:value-type="string" calcext:value-type="string">
            <text:p>Variante aminoácido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p.(Arg427Cys)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8. 1. 7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05" calcext:value-type="float">
            <text:p>950805</text:p>
          </table:table-cell>
          <table:table-cell table:style-name="ce3" office:value-type="string" calcext:value-type="string">
            <text:p>Profundidad (ref:alt)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190X [93:97]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8. 1. 8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10" calcext:value-type="float">
            <text:p>950810</text:p>
          </table:table-cell>
          <table:table-cell table:style-name="ce2" office:value-type="string" calcext:value-type="string">
            <text:p>Cigosidad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Heterocigosis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8. 1.10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ResumenActividad</text:p>
          </table:table-cell>
          <table:table-cell table:style-name="ce5" office:value-type="float" office:value="2026" calcext:value-type="float">
            <text:p>202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987" calcext:value-type="float">
            <text:p>987</text:p>
          </table:table-cell>
          <table:table-cell table:style-name="ce15" office:value-type="date" office:date-value="2025-01-01T10:15:00" calcext:value-type="date">
            <text:p>1/01/2025 10:15: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 <text:s text:c="2"/></text:p>
          </table:table-cell>
          <table:table-cell table:style-name="ce8" office:value-type="date" office:date-value="2007-03-03" calcext:value-type="date">
            <text:p>3/03/2007 0:00:00</text:p>
          </table:table-cell>
          <table:table-cell table:style-name="ce3" office:value-type="string" calcext:value-type="string">
            <text:p>Neuromuscular y Respiratorias</text:p>
          </table:table-cell>
          <table:table-cell table:style-name="ce3" office:value-type="string" calcext:value-type="string">
            <text:p>Sangre periférica en EDTA tubo A.</text:p>
          </table:table-cell>
          <table:table-cell table:style-name="ce6" office:value-type="float" office:value="890090" calcext:value-type="float">
            <text:p>890090</text:p>
          </table:table-cell>
          <table:table-cell table:style-name="ce3" office:value-type="string" calcext:value-type="string">
            <text:p>Otras distrofias musculares/miopatías </text:p>
          </table:table-cell>
          <table:table-cell table:style-name="ce6" office:value-type="float" office:value="950815" calcext:value-type="float">
            <text:p>950815</text:p>
          </table:table-cell>
          <table:table-cell table:style-name="ce3" office:value-type="string" calcext:value-type="string">
            <text:p>Origen parental:</text:p>
          </table:table-cell>
          <table:table-cell table:style-name="ce3" office:value-type="string" calcext:value-type="string">
            <text:p>Atributo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3" office:value-type="string" calcext:value-type="string">
            <text:p>Paterno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<text:s/>2.11. 4. 8. 1.11.</text:p>
          </table:table-cell>
          <table:table-cell table:style-name="ce3" office:value-type="string" calcext:value-type="string">
            <text:p>S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ResumenActividad</text:p>
          </table:table-cell>
          <table:table-cell table:style-name="ce6" office:value-type="float" office:value="2026" calcext:value-type="float">
            <text:p>202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987" calcext:value-type="float">
            <text:p>987</text:p>
          </table:table-cell>
          <table:table-cell table:style-name="ce8" office:value-type="date" office:date-value="2025-01-01T10:15:00" calcext:value-type="date">
            <text:p>1/01/2025 10:15: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 <text:s text:c="2"/></text:p>
          </table:table-cell>
          <table:table-cell table:style-name="ce15" office:value-type="date" office:date-value="2007-03-03" calcext:value-type="date">
            <text:p>3/03/2007 0:00:00</text:p>
          </table:table-cell>
          <table:table-cell table:style-name="ce2" office:value-type="string" calcext:value-type="string">
            <text:p>Neuromuscular y Respiratorias</text:p>
          </table:table-cell>
          <table:table-cell table:style-name="ce2" office:value-type="string" calcext:value-type="string">
            <text:p>Sangre periférica en EDTA tubo A.</text:p>
          </table:table-cell>
          <table:table-cell table:style-name="ce5" office:value-type="float" office:value="890090" calcext:value-type="float">
            <text:p>890090</text:p>
          </table:table-cell>
          <table:table-cell table:style-name="ce2" office:value-type="string" calcext:value-type="string">
            <text:p>Otras distrofias musculares/miopatías </text:p>
          </table:table-cell>
          <table:table-cell table:style-name="ce5" office:value-type="float" office:value="950820" calcext:value-type="float">
            <text:p>950820</text:p>
          </table:table-cell>
          <table:table-cell table:style-name="ce2" office:value-type="string" calcext:value-type="string">
            <text:p>Clasificación ACMG:</text:p>
          </table:table-cell>
          <table:table-cell table:style-name="ce2" office:value-type="string" calcext:value-type="string">
            <text:p>Atributo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string" calcext:value-type="string">
            <text:p>Significado incierto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s/>2.11. 4. 8. 1.12.</text:p>
          </table:table-cell>
          <table:table-cell table:style-name="ce2" office:value-type="string" calcext:value-type="string">
            <text:p>S</text:p>
          </table:table-cell>
          <table:table-cell table:number-columns-repeated="16361"/>
        </table:table-row>
        <table:table-row table:style-name="ro1" table:number-rows-repeated="1045130">
          <table:table-cell table:number-columns-repeated="16384"/>
        </table:table-row>
        <table:table-row table:style-name="ro2" table:number-rows-repeated="29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W4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1:16:49.476148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25:56.961936300</meta:creation-date>
    <dc:date>2025-12-16T13:21:36.455442273</dc:date>
    <meta:editing-cycles>4</meta:editing-cycles>
    <meta:editing-duration>PT2H44M21S</meta:editing-duration>
    <meta:generator>LibreOffice/24.2.5.2$Linux_X86_64 LibreOffice_project/420$Build-2</meta:generator>
    <meta:document-statistic meta:table-count="1" meta:cell-count="11003" meta:object-count="0"/>
  </office:meta>
</office:document-meta>
</file>